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7800000078441488AF5F03D1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49cm" fo:border="0.06pt solid #e3e3e3"/>
    </style:style>
    <style:style style:name="P2" style:family="paragraph" style:parent-style-name="Standard">
      <style:text-properties loext:padding="0.049cm" loext:border="0.06pt solid #e3e3e3"/>
    </style:style>
    <style:style style:name="P3" style:family="paragraph" style:parent-style-name="Standard">
      <style:paragraph-properties fo:margin-top="0cm" fo:margin-bottom="0.499cm" style:contextual-spacing="false"/>
      <style:text-properties loext:padding="0.049cm" loext:border="0.06pt solid #e3e3e3"/>
    </style:style>
    <style:style style:name="P4" style:family="paragraph" style:parent-style-name="Text_20_body">
      <style:text-properties loext:padding="0.049cm" loext:border="0.06pt solid #e3e3e3"/>
    </style:style>
    <style:style style:name="P5" style:family="paragraph" style:parent-style-name="Text_20_body">
      <style:paragraph-properties fo:padding="0.049cm" fo:border="0.06pt solid #e3e3e3"/>
      <style:text-properties loext:padding="0.049cm" loext:border="0.06pt solid #e3e3e3"/>
    </style:style>
    <style:style style:name="P6" style:family="paragraph" style:parent-style-name="Text_20_body">
      <style:paragraph-properties fo:margin-top="0cm" fo:margin-bottom="0cm" style:contextual-spacing="false"/>
      <style:text-properties loext:padding="0.049cm" loext:border="0.06pt solid #e3e3e3"/>
    </style:style>
    <style:style style:name="P7" style:family="paragraph" style:parent-style-name="Standard">
      <style:text-properties loext:padding="0.049cm" loext:border="0.06pt solid #e3e3e3"/>
    </style:style>
    <style:style style:name="P8" style:family="paragraph" style:parent-style-name="Text_20_body" style:list-style-name="L1">
      <style:paragraph-properties fo:padding="0.049cm" fo:border="0.06pt solid #e3e3e3"/>
    </style:style>
    <style:style style:name="P9" style:family="paragraph" style:parent-style-name="Text_20_body" style:list-style-name="L1">
      <style:paragraph-properties fo:margin-top="0cm" fo:margin-bottom="0cm" style:contextual-spacing="false" fo:padding="0.049cm" fo:border="0.06pt solid #e3e3e3"/>
    </style:style>
    <style:style style:name="P10" style:family="paragraph" style:parent-style-name="Text_20_body" style:list-style-name="L2">
      <style:paragraph-properties fo:padding="0.049cm" fo:border="0.06pt solid #e3e3e3"/>
      <style:text-properties loext:padding="0.049cm" loext:border="0.06pt solid #e3e3e3"/>
    </style:style>
    <style:style style:name="P11" style:family="paragraph" style:parent-style-name="Text_20_body" style:list-style-name="L3">
      <style:paragraph-properties fo:margin-top="0cm" fo:margin-bottom="0cm" style:contextual-spacing="false" fo:padding="0.049cm" fo:border="0.06pt solid #e3e3e3"/>
      <style:text-properties loext:padding="0.049cm" loext:border="0.06pt solid #e3e3e3"/>
    </style:style>
    <style:style style:name="P12" style:family="paragraph" style:parent-style-name="Text_20_body" style:list-style-name="L3">
      <style:paragraph-properties fo:padding="0.049cm" fo:border="0.06pt solid #e3e3e3"/>
      <style:text-properties loext:padding="0.049cm" loext:border="0.06pt solid #e3e3e3"/>
    </style:style>
    <style:style style:name="P13" style:family="paragraph" style:parent-style-name="Text_20_body" style:list-style-name="L6">
      <style:paragraph-properties fo:margin-top="0cm" fo:margin-bottom="0cm" style:contextual-spacing="false" fo:padding="0.049cm" fo:border="0.06pt solid #e3e3e3"/>
      <style:text-properties loext:padding="0.049cm" loext:border="0.06pt solid #e3e3e3"/>
    </style:style>
    <style:style style:name="P14" style:family="paragraph" style:parent-style-name="Text_20_body" style:list-style-name="L6">
      <style:paragraph-properties fo:padding="0.049cm" fo:border="0.06pt solid #e3e3e3"/>
      <style:text-properties loext:padding="0.049cm" loext:border="0.06pt solid #e3e3e3"/>
    </style:style>
    <style:style style:name="P15" style:family="paragraph" style:parent-style-name="Text_20_body" style:list-style-name="L4">
      <style:paragraph-properties fo:padding="0.049cm" fo:border="0.06pt solid #e3e3e3"/>
    </style:style>
    <style:style style:name="P16" style:family="paragraph" style:parent-style-name="Text_20_body" style:list-style-name="L5">
      <style:paragraph-properties fo:padding="0.049cm" fo:border="0.06pt solid #e3e3e3"/>
    </style:style>
    <style:style style:name="P17" style:family="paragraph" style:parent-style-name="Text_20_body" style:list-style-name="L6">
      <style:paragraph-properties fo:margin-top="0cm" fo:margin-bottom="0cm" style:contextual-spacing="false" fo:padding="0.049cm" fo:border="0.06pt solid #e3e3e3"/>
    </style:style>
    <style:style style:name="T1" style:family="text">
      <style:text-properties loext:padding="0.049cm" loext:border="0.06pt solid #e3e3e3"/>
    </style:style>
    <style:style style:name="T2" style:family="text">
      <style:text-properties officeooo:rsid="0018d27e"/>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er ist eine Liste der wichtigsten Teilchen in der Teilchenphysik, zusammen mit ihren Bestandteilen und den Wechselwirkungen, auf die sie reagieren:</text:p>
      <text:list text:style-name="L1">
        <text:list-item>
          <text:p text:style-name="P8"><text:span text:style-name="Strong_20_Emphasis"><text:span text:style-name="T1">Hadronen</text:span></text:span>:</text:p>
          <text:list>
            <text:list-item>
              <text:p text:style-name="P9"><text:span text:style-name="Emphasis"><text:span text:style-name="T1">Baryonen</text:span></text:span> (bestehend aus drei Quarks):</text:p>
              <text:list>
                <text:list-item>
                  <text:p text:style-name="P9">Proton: Zwei Up-Quarks und ein Down-Quark (reagiert auf die starke und elektromagnetische Wechselwirkung).</text:p>
                </text:list-item>
                <text:list-item>
                  <text:p text:style-name="P9">Neutron: Ein Up-Quark und zwei Down-Quarks (reagiert auf die starke Wechselwirkung).</text:p>
                </text:list-item>
              </text:list>
            </text:list-item>
            <text:list-item>
              <text:p text:style-name="P9"><text:span text:style-name="Emphasis"><text:span text:style-name="T1">Mesonen</text:span></text:span> (bestehend aus einem Quark und einem Antiquark):</text:p>
              <text:list>
                <text:list-item>
                  <text:p text:style-name="P9">Pion: Ein Up-Quark und ein Down-Antiquark (reagiert auf die starke Wechselwirkung).</text:p>
                </text:list-item>
              </text:list>
            </text:list-item>
          </text:list>
        </text:list-item>
        <text:list-item>
          <text:p text:style-name="P8"><text:span text:style-name="Strong_20_Emphasis"><text:span text:style-name="T1">Leptonen</text:span></text:span>:</text:p>
          <text:list>
            <text:list-item>
              <text:p text:style-name="P9"><text:span text:style-name="Emphasis"><text:span text:style-name="T1">Elektron</text:span></text:span>: Ein Elementarteilchen ohne substrukturelle Bestandteile (reagiert auf die elektromagnetische Wechselwirkung und die schwache Wechselwirkung).</text:p>
            </text:list-item>
            <text:list-item>
              <text:p text:style-name="P9"><text:span text:style-name="Emphasis"><text:span text:style-name="T1">Elektron-Neutrino</text:span></text:span>: Ein Elementarteilchen ohne substrukturelle Bestandteile (reagiert hauptsächlich auf die schwache Wechselwirkung).</text:p>
            </text:list-item>
            <text:list-item>
              <text:p text:style-name="P9"><text:span text:style-name="Emphasis"><text:span text:style-name="T1">Myon</text:span></text:span>: Ein Elementarteilchen ohne substrukturelle Bestandteile (reagiert auf die elektromagnetische Wechselwirkung und die schwache Wechselwirkung).</text:p>
            </text:list-item>
            <text:list-item>
              <text:p text:style-name="P9"><text:span text:style-name="Emphasis"><text:span text:style-name="T1">Myon-Neutrino</text:span></text:span>: Ein Elementarteilchen ohne substrukturelle Bestandteile (reagiert hauptsächlich auf die schwache Wechselwirkung).</text:p>
            </text:list-item>
            <text:list-item>
              <text:p text:style-name="P9"><text:span text:style-name="Emphasis"><text:span text:style-name="T1">Tau-Teilchen</text:span></text:span>: Ein Elementarteilchen ohne substrukturelle Bestandteile (reagiert auf die elektromagnetische Wechselwirkung und die schwache Wechselwirkung).</text:p>
            </text:list-item>
            <text:list-item>
              <text:p text:style-name="P9"><text:span text:style-name="Emphasis"><text:span text:style-name="T1">Tau-Neutrino</text:span></text:span>: Ein Elementarteilchen ohne substrukturelle Bestandteile (reagiert hauptsächlich auf die schwache Wechselwirkung).</text:p>
            </text:list-item>
          </text:list>
        </text:list-item>
        <text:list-item>
          <text:p text:style-name="P8"><text:span text:style-name="Strong_20_Emphasis"><text:span text:style-name="T1">Bosonen</text:span></text:span>:</text:p>
          <text:list>
            <text:list-item>
              <text:p text:style-name="P9"><text:span text:style-name="Emphasis"><text:span text:style-name="T1">Photon</text:span></text:span>: Ein Elementarteilchen ohne substrukturelle Bestandteile (vermittelt die elektromagnetische Wechselwirkung).</text:p>
            </text:list-item>
            <text:list-item>
              <text:p text:style-name="P9"><text:span text:style-name="Emphasis"><text:span text:style-name="T1">Gluon</text:span></text:span>: Ein Elementarteilchen ohne substrukturelle Bestandteile (vermittelt die starke Wechselwirkung).</text:p>
            </text:list-item>
            <text:list-item>
              <text:p text:style-name="P9"><text:span text:style-name="Emphasis"><text:span text:style-name="T1">W-Boson und Z-Boson</text:span></text:span>: Elementarteilchen ohne substrukturelle Bestandteile (vermitteln die schwache Wechselwirkung).</text:p>
            </text:list-item>
            <text:list-item>
              <text:p text:style-name="P8"><text:span text:style-name="Emphasis"><text:span text:style-name="T1">Higgs-Boson</text:span></text:span>: Ein Elementarteilchen ohne substrukturelle Bestandteile (vermittelt das Higgs-Feld und verleiht anderen Teilchen Masse).</text:p>
            </text:list-item>
          </text:list>
        </text:list-item>
      </text:list>
      <text:p text:style-name="P1">Diese Liste bietet einen Überblick über die wichtigsten Teilchen in der Teilchenphysik und ihre wesentlichen Eigenschaften.</text:p>
      <text:p text:style-name="Standard"/>
      <text:p text:style-name="Standard"/>
      <text:p text:style-name="Standard"/>
      <text:p text:style-name="P1"><text:soft-page-break/>Neutrinos sind elementare Teilchen, die zur Familie der Leptonen gehören. Sie sind extrem leicht und haben keine elektrische Ladung, was bedeutet, dass sie von der elektromagnetischen Wechselwirkung unbeeinflusst bleiben. Neutrinos interagieren jedoch schwach mit anderen Teilchen über die schwache Kernkraft und manchmal über die Gravitationskraft.</text:p>
      <text:p text:style-name="P1">Neutrinos kommen in drei "Geschmacksrichtungen" vor: Elektron-Neutrinos, Myon-Neutrinos und Tau-Neutrinos. Diese Bezeichnungen rühren von den drei Arten geladener Leptonen her, mit denen sie in Wechselwirkung treten können: Elektronen, Myonen und Tauonen.</text:p>
      <text:p text:style-name="P1">Neutrinos entstehen in verschiedenen astrophysikalischen Phänomenen, wie etwa in der Kernfusion in der Sonne, bei Supernova-Explosionen oder in kosmischen Beschleunigern wie supermassiven Schwarzen Löchern. Aufgrund ihrer extrem geringen Masse und ihrer schwachen Wechselwirkung sind Neutrinos äußerst schwer nachzuweisen und zu erforschen. Sie sind jedoch von großem Interesse in der Teilchenphysik und Astrophysik, da sie Einblicke in fundamentale physikalische Prozesse und die Struktur des Universums liefern können.</text:p>
      <text:p text:style-name="P2"/>
      <text:p text:style-name="P2"/>
      <text:p text:style-name="P2"/>
      <text:p text:style-name="P2"/>
      <text:p text:style-name="P2"/>
      <text:p text:style-name="P2">Was sind eigentlich Neutrinos?</text:p>
      <text:p text:style-name="P2"/>
      <text:p text:style-name="P5">Neutrinos sind subatomare Teilchen, die zur Familie der Elementarteilchen gehören. Sie sind äußerst leicht und haben keine elektrische Ladung, was bedeutet, dass sie von der starken und elektromagnetischen Wechselwirkung unbeeinflusst bleiben. Das macht sie sehr schwer nachzuweisen und zu erforschen.</text:p>
      <text:p text:style-name="P5">Neutrinos kommen in drei verschiedenen "Geschmacksrichtungen" vor: Elektron-Neutrinos, Myon-Neutrinos und Tau-Neutrinos. Diese Bezeichnungen rühren von den drei Arten von geladenen Leptonen her, mit denen sie in Wechselwirkung treten können: Elektronen, Myonen und Tauonen.</text:p>
      <text:p text:style-name="P5">Neutrinos werden oft als "Geisterteilchen" bezeichnet, da sie durch Materie und Raum hindurchfliegen können, ohne mit anderen Teilchen zu interagieren. Sie werden in verschiedenen astrophysikalischen Phänomenen erzeugt, wie zum Beispiel in der Kernfusion in der Sonne, bei Supernova-Explosionen oder in kosmischen Beschleunigern wie supermassiven Schwarzen Löchern.</text:p>
      <text:p text:style-name="P5">Aufgrund ihrer Eigenschaften und ihrer Rolle in der Physik sind Neutrinos Gegenstand intensiver Forschung, da sie Einblicke in fundamentale physikalische Prozesse und sogar in die Struktur des Universums liefern können.</text:p>
      <text:p text:style-name="P6"><draw:frame draw:style-name="fr1" draw:name="Bild1" text:anchor-type="as-char" svg:width="0.635cm" svg:height="0.635cm" draw:z-index="0"><draw:image xlink:href="Pictures/100000000000007800000078441488AF5F03D124.png" xlink:type="simple" xlink:show="embed" xlink:actuate="onLoad" draw:mime-type="image/png"/><svg:title>User</svg:title></draw:frame></text:p>
      <text:p text:style-name="P6">You</text:p>
      <text:p text:style-name="P6">Wer hat die Neutrinos entdeckt?</text:p>
      <text:p text:style-name="P6"><text:soft-page-break/>ChatGPT</text:p>
      <text:p text:style-name="P4">ChatGPT</text:p>
      <text:p text:style-name="P5">Die Entdeckung der Neutrinos ist ein faszinierender Teil der Geschichte der Teilchenphysik. Neutrinos wurden zuerst hypothetisch von Wolfgang Pauli im Jahr 1930 postuliert, als er den Betazerfall in Atomkernen studierte und feststellte, dass bestimmte Energie- und Impulserhaltungsgesetze scheinbar verletzt wurden. Um diese Gesetze wiederherzustellen, schlug er die Existenz eines neutralen, sehr leichtgewichtigen Teilchens vor, das bei dem Prozess emittiert wurde. Er nannte dieses Teilchen "Neutrino", was im Italienischen "kleines Neutrum" bedeutet.</text:p>
      <text:p text:style-name="P5">Die direkte experimentelle Bestätigung der Existenz von Neutrinos gelang jedoch erst viel später. 1956 gelang es Clyde Cowan und Frederick Reines am Los Alamos National Laboratory in den USA, mithilfe eines Kernreaktors erstmals Neutrinos nachzuweisen. Sie nutzten einen mit Cadmiumchlorid gefüllten Tank, der von einem Kernreaktor mit Neutrinos bestrahlt wurde. Die Neutrinos interagierten gelegentlich mit den Protonen in dem Tank und erzeugten so Neutronen und Positronen. Die Nachweisgeräte in der Nähe des Tanks konnten diese Signale registrieren, was als indirekter Beweis für die Existenz der Neutrinos galt.</text:p>
      <text:p text:style-name="P5">Für ihre bahnbrechende Arbeit erhielten Cowan und Reines 1995 den Nobelpreis für Physi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W<text:span text:style-name="T2">a</text:span>s sind Neutronen und Positronen?</text:p>
      <text:p text:style-name="P2"/>
      <text:p text:style-name="P5">Neutronen und Positronen sind beide subatomare Teilchen, die in der Welt der Teilchenphysik eine wichtige Rolle spielen.</text:p>
      <text:list text:style-name="L2">
        <text:list-item>
          <text:p text:style-name="P10">Neutronen: Neutronen sind Teilchen, die zusammen mit Protonen den Atomkern bilden. Sie haben keine elektrische Ladung, sind jedoch etwas schwerer als Protonen. Neutronen sind stabil, wenn sie in einem Atomkern gebunden sind, aber außerhalb des Kerns haben sie <text:soft-page-break/>eine begrenzte Lebensdauer von etwa 15 Minuten, bevor sie spontan zu einem Proton, einem Elektron und einem Antineutrino zerfallen.</text:p>
        </text:list-item>
        <text:list-item>
          <text:p text:style-name="P10">Positronen: Positronen sind die Antiteilchen von Elektronen. Das bedeutet, dass sie die gleiche Masse wie Elektronen haben, aber eine positive elektrische Ladung tragen, im Gegensatz zur negativen Ladung von Elektronen. Positronen werden oft in Prozessen wie dem Betazerfall emittiert, wo ein Neutron in einem Atomkern zu einem Proton zerfällt und dabei ein Elektron (als Beta-Minus-Strahlung) und ein Antineutrino emittiert werden. Das Positron ist das Antiteilchen des Elektrons und wird als Beta-Plus-Strahlung bezeichnet. Wenn ein Positron auf ein Elektron trifft, können sie sich gegenseitig annihilieren und in reiner Energie (Photonen) umgewandelt werden.</text:p>
        </text:list-item>
      </text:list>
      <text:p text:style-name="P5">Sowohl Neutronen als auch Positronen sind wichtige Bestandteile verschiedener physikalischer Prozesse und werden in verschiedenen Bereichen der Teilchenphysik und Astrophysik intensiv erforscht.</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us was sind Quarks</text:p>
      <text:p text:style-name="P2">ChatGPT</text:p>
      <text:p text:style-name="P3">ChatGPT</text:p>
      <text:p text:style-name="P5">Quarks sind elementare Teilchen, aus denen Hadronen bestehen. Hadronen sind Partikel, die der starken Kernkraft unterliegen, darunter Protonen und Neutronen, die die Bausteine von Atomkernen sind. Quarks gehören zu den fundamentaleren Bausteinen der Materie und sind nicht weiter teilbar (soweit wir derzeit wissen).</text:p>
      <text:p text:style-name="P5"><text:soft-page-break/>Quarks existieren in sechs verschiedenen "Flavors" oder "Geschmacksrichtungen", die jeweils durch bestimmte Eigenschaften charakterisiert sind. Diese Flavors sind Up, Down, Charm, Strange, Top und Bottom (auch bekannt als Truth).</text:p>
      <text:p text:style-name="P5">Quarks tragen eine sogenannte "Farbladung", die eine Eigenschaft ist, die der starken Wechselwirkung unterliegt. Diese Bezeichnung hat nichts mit Farbe im herkömmlichen Sinne zu tun, sondern ist eine metaphorische Bezeichnung. Quarks können drei Farbladungen haben: Rot, Grün und Blau. Antiquarks tragen ihre Antifarbladungen: Antirrot, Antigrün und Antiblau.</text:p>
      <text:p text:style-name="P5">Quarks können nicht isoliert beobachtet werden, sondern nur in Gruppen von zwei oder drei, um insgesamt eine Farbneutralität zu gewährleisten. Diese Gruppen von Quarks bilden Hadronen wie Protonen und Neutronen.</text:p>
      <text:p text:style-name="P6"><draw:frame draw:style-name="fr1" draw:name="Bild2" text:anchor-type="as-char" svg:width="0.635cm" svg:height="0.635cm" draw:z-index="1"><draw:image xlink:href="Pictures/100000000000007800000078441488AF5F03D124.png" xlink:type="simple" xlink:show="embed" xlink:actuate="onLoad" draw:mime-type="image/png"/><svg:title>User</svg:title></draw:frame></text:p>
      <text:p text:style-name="P6">You</text:p>
      <text:p text:style-name="P6">Was sind Leptonen</text:p>
      <text:p text:style-name="P6">ChatGPT</text:p>
      <text:p text:style-name="P4">ChatGPT</text:p>
      <text:p text:style-name="P5">Leptonen sind eine andere Familie von Elementarteilchen, die wie Quarks zu den Bausteinen der Materie gehören. Im Gegensatz zu Quarks unterliegen Leptonen jedoch nicht der starken Kernkraft, sondern nur der elektroschwachen Wechselwirkung. Leptonen gehören zur Familie der Fermionen, was bedeutet, dass sie eine halbzahlige Spinquantenzahl haben und dem Pauli-Prinzip gehorchen.</text:p>
      <text:p text:style-name="P5">Leptonen kommen in drei Generationen vor, wobei jede Generation ein elektrisch geladenes Lepton und ein neutrinoartiges Teilchen enthält:</text:p>
      <text:list text:style-name="L3">
        <text:list-item>
          <text:p text:style-name="P11">Die erste Generation besteht aus dem Elektron und dem Elektron-Neutrino.</text:p>
        </text:list-item>
        <text:list-item>
          <text:p text:style-name="P11">Die zweite Generation besteht aus dem Myon und dem Myon-Neutrino.</text:p>
        </text:list-item>
        <text:list-item>
          <text:p text:style-name="P12">Die dritte Generation besteht aus dem Tau-Teilchen und dem Tau-Neutrino.</text:p>
        </text:list-item>
      </text:list>
      <text:p text:style-name="P5">Leptonen haben auch ihre entsprechenden Antiteilchen, wie beispielsweise das Positron als Antiteilchen des Elektrons. Wenn ein Lepton und sein Antiteilchen aufeinandertreffen, können sie annihilieren und Energie in Form von Photonen freisetzen.</text:p>
      <text:p text:style-name="P5">Leptonen spielen eine wichtige Rolle in verschiedenen physikalischen Prozessen, wie zum Beispiel bei radioaktiven Zerfällen und in Teilchenreaktionen bei hoher Energie.</text:p>
      <text:p text:style-name="P6"><draw:frame draw:style-name="fr1" draw:name="Bild3" text:anchor-type="as-char" svg:width="0.635cm" svg:height="0.635cm" draw:z-index="2"><draw:image xlink:href="Pictures/100000000000007800000078441488AF5F03D124.png" xlink:type="simple" xlink:show="embed" xlink:actuate="onLoad" draw:mime-type="image/png"/><svg:title>User</svg:title></draw:frame></text:p>
      <text:p text:style-name="P6">You</text:p>
      <text:p text:style-name="P6">Was ist die starke und schwache Wechselwirkung</text:p>
      <text:p text:style-name="P6">ChatGPT</text:p>
      <text:p text:style-name="P4"><text:soft-page-break/>ChatGPT</text:p>
      <text:p text:style-name="P5">Die starke Wechselwirkung und die schwache Wechselwirkung sind zwei der vier fundamentalen Kräfte in der Physik, neben der Gravitation und der elektromagnetischen Wechselwirkung. Hier ist eine kurze Erklärung jeder:</text:p>
      <text:list text:style-name="L4">
        <text:list-item>
          <text:p text:style-name="P15"><text:span text:style-name="Strong_20_Emphasis"><text:span text:style-name="T1">Starke Wechselwirkung</text:span></text:span><text:span text:style-name="T1">: Die starke Wechselwirkung ist die Kraft, die zwischen Quarks wirkt und die für die Bindung von Quarks in Protonen, Neutronen und anderen Hadronen verantwortlich ist. Sie ist auch verantwortlich für die Bindung von Protonen und Neutronen im Atomkern. Die starke Wechselwirkung ist die stärkste der vier fundamentalen Kräfte, aber sie wirkt nur über sehr kurze Distanzen und nimmt mit zunehmendem Abstand schnell ab. Das Überträger-Teilchen der starken Wechselwirkung wird als Gluon bezeichnet.</text:span></text:p>
        </text:list-item>
        <text:list-item>
          <text:p text:style-name="P15"><text:span text:style-name="Strong_20_Emphasis"><text:span text:style-name="T1">Schwache Wechselwirkung</text:span></text:span><text:span text:style-name="T1">: Die schwache Wechselwirkung ist die Kraft, die für bestimmte Arten von radioaktiven Zerfällen verantwortlich ist, wie zum Beispiel den Betazerfall, bei dem ein Neutron in ein Proton, ein Elektron und ein Antineutrino zerfällt. Die schwache Wechselwirkung ist im Vergleich zur starken Wechselwirkung schwächer und hat eine viel kürzere Reichweite. Sie kann auch eine Rolle bei der Umwandlung von Quarks und Leptonen spielen. Das Überträger-Teilchen der schwachen Wechselwirkung sind die W- und Z-Bosonen.</text:span></text:p>
        </text:list-item>
      </text:list>
      <text:p text:style-name="P5">Diese beiden Wechselwirkungen spielen eine fundamentale Rolle in der Struktur der Materie und in den Prozessen, die im Universum ablaufen.</text:p>
      <text:p text:style-name="P6"><draw:frame draw:style-name="fr1" draw:name="Bild4" text:anchor-type="as-char" svg:width="0.635cm" svg:height="0.635cm" draw:z-index="3"><draw:image xlink:href="Pictures/100000000000007800000078441488AF5F03D124.png" xlink:type="simple" xlink:show="embed" xlink:actuate="onLoad" draw:mime-type="image/png"/><svg:title>User</svg:title></draw:frame></text:p>
      <text:p text:style-name="P6">You</text:p>
      <text:p text:style-name="P6">Was sind Hadronen</text:p>
      <text:p text:style-name="P6">ChatGPT</text:p>
      <text:p text:style-name="P4">ChatGPT</text:p>
      <text:p text:style-name="P5">Hadronen sind eine Klasse von subatomaren Teilchen, die aus Quarks und/oder Antiquarks zusammengesetzt sind und der starken Wechselwirkung unterliegen. Es gibt zwei Hauptkategorien von Hadronen: Baryonen und Mesonen.</text:p>
      <text:list text:style-name="L5">
        <text:list-item>
          <text:p text:style-name="P16"><text:span text:style-name="Strong_20_Emphasis"><text:span text:style-name="T1">Baryonen</text:span></text:span><text:span text:style-name="T1">: Baryonen sind Hadronen, die aus drei Quarks bestehen. Die bekanntesten Baryonen sind Protonen und Neutronen, die die Bausteine von Atomkernen sind. Ein Proton besteht beispielsweise aus zwei Up-Quarks und einem Down-Quark, während ein Neutron aus einem Up-Quark und zwei Down-Quarks besteht. Es gibt viele weitere Arten von Baryonen, die aus verschiedenen Kombinationen von Quarks bestehen.</text:span></text:p>
        </text:list-item>
        <text:list-item>
          <text:p text:style-name="P16"><text:span text:style-name="Strong_20_Emphasis"><text:span text:style-name="T1">Mesonen</text:span></text:span><text:span text:style-name="T1">: Mesonen sind Hadronen, die aus einem Quark und einem Antiquark bestehen. Sie sind in der Regel instabil und zerfallen nach kurzer Zeit. Ein bekanntes Beispiel für ein </text:span><text:soft-page-break/><text:span text:style-name="T1">Meson ist das Pion, das aus einem Up-Quark und einem Down-Antiquark besteht. Mesonen spielen eine wichtige Rolle bei der Übertragung der starken Wechselwirkung zwischen Quarks.</text:span></text:p>
        </text:list-item>
      </text:list>
      <text:p text:style-name="P5">Hadronen sind aufgrund ihrer Zusammensetzung aus Quarks und Antiquarks entscheidend für unser Verständnis der starken Wechselwirkung und der Quantenchromodynamik, die die Theorie beschreibt, wie Quarks und Gluonen miteinander wechselwirken.</text:p>
      <text:p text:style-name="P6"><draw:frame draw:style-name="fr1" draw:name="Bild5" text:anchor-type="as-char" svg:width="0.635cm" svg:height="0.635cm" draw:z-index="4"><draw:image xlink:href="Pictures/100000000000007800000078441488AF5F03D124.png" xlink:type="simple" xlink:show="embed" xlink:actuate="onLoad" draw:mime-type="image/png"/><svg:title>User</svg:title></draw:frame></text:p>
      <text:p text:style-name="P6">You</text:p>
      <text:p text:style-name="P6">Was ist das Gegenteil von Hadronen</text:p>
      <text:p text:style-name="P6">ChatGPT</text:p>
      <text:p text:style-name="P4">ChatGPT</text:p>
      <text:p text:style-name="P5">Das Gegenteil von Hadronen sind im Kontext der Teilchenphysik "Leptonen". Während Hadronen aus Quarks und/oder Antiquarks bestehen und der starken Wechselwirkung unterliegen, sind Leptonen Elementarteilchen, die nicht aus Quarks bestehen und der elektroschwachen Wechselwirkung unterliegen.</text:p>
      <text:p text:style-name="P5">Leptonen umfassen Teilchen wie Elektronen, Myonen, Tau-Teilchen und ihre zugehörigen Neutrinos. Im Gegensatz zu Hadronen haben Leptonen keine substrukturellen Bestandteile und sind nicht in der Lage, starke Kernkräfte zu erfahren oder zu übertragen.</text:p>
      <text:p text:style-name="P5">Die Unterscheidung zwischen Hadronen und Leptonen bildet eine grundlegende Klassifizierung in der Teilchenphysik und trägt dazu bei, verschiedene Arten von Teilchen und ihre Wechselwirkungen zu verstehen.</text:p>
      <text:p text:style-name="P6"><draw:frame draw:style-name="fr1" draw:name="Bild6" text:anchor-type="as-char" svg:width="0.635cm" svg:height="0.635cm" draw:z-index="5"><draw:image xlink:href="Pictures/100000000000007800000078441488AF5F03D124.png" xlink:type="simple" xlink:show="embed" xlink:actuate="onLoad" draw:mime-type="image/png"/><svg:title>User</svg:title></draw:frame></text:p>
      <text:p text:style-name="P6">You</text:p>
      <text:p text:style-name="P6">Was gibt es noch außer Hadronen und Leptonen mit dieser Klassifizierung</text:p>
      <text:p text:style-name="P6">ChatGPT</text:p>
      <text:p text:style-name="P4">ChatGPT</text:p>
      <text:p text:style-name="P5">Entschuldige die Unklarheit. In der Tat gibt es neben Hadronen und Leptonen noch eine weitere Kategorie von Teilchen, die in der Teilchenphysik als Bosonen bekannt sind. Hier ist eine kurze Beschreibung:</text:p>
      <text:list text:style-name="L6">
        <text:list-item>
          <text:p text:style-name="P17"><text:span text:style-name="Strong_20_Emphasis"><text:span text:style-name="T1">Bosonen</text:span></text:span><text:span text:style-name="T1">: Bosonen sind eine Klasse von Elementarteilchen, die sich durch ganzzahligen Spin auszeichnen. Im Gegensatz zu Fermionen, zu denen Hadronen und Leptonen gehören, können Bosonen beliebig viele in einem quantenmechanischen System denselben Quantenzustand einnehmen, was das Phänomen der Bose-Einstein-Kondensation </text:span><text:soft-page-break/><text:span text:style-name="T1">ermöglicht. Bosonen sind die Austauschteilchen für die fundamentalen Kräfte der Natur. Einige der bekanntesten Bosonen sind:</text:span></text:p>
          <text:list>
            <text:list-item>
              <text:p text:style-name="P13">Photon: Überträgt die elektromagnetische Kraft.</text:p>
            </text:list-item>
            <text:list-item>
              <text:p text:style-name="P13">W- und Z-Bosonen: Übertragen die schwache Kernkraft.</text:p>
            </text:list-item>
            <text:list-item>
              <text:p text:style-name="P13">Gluonen: Übertragen die starke Kernkraft.</text:p>
            </text:list-item>
            <text:list-item>
              <text:p text:style-name="P14">Graviton (hypothetisch): Würde die Gravitationskraft übertragen, wenn es existiert.</text:p>
            </text:list-item>
          </text:list>
        </text:list-item>
      </text:list>
      <text:p text:style-name="P5">Diese drei Kategorien von Teilchen - Hadronen, Leptonen und Bosonen - bilden die grundlegenden Bausteine der Materie und der Wechselwirkungen in der Teilchenphysik.</text:p>
      <text:p text:style-name="P6"><draw:frame draw:style-name="fr1" draw:name="Bild7" text:anchor-type="as-char" svg:width="0.635cm" svg:height="0.635cm" draw:z-index="6"><draw:image xlink:href="Pictures/100000000000007800000078441488AF5F03D124.png" xlink:type="simple" xlink:show="embed" xlink:actuate="onLoad" draw:mime-type="image/png"/><svg:title>User</svg:title></draw:frame></text:p>
      <text:p text:style-name="P6">You</text:p>
      <text:p text:style-name="P6"/>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20:19:33.535000000</meta:creation-date>
    <dc:date>2024-02-29T20:46:03.448000000</dc:date>
    <meta:editing-duration>PT13M3S</meta:editing-duration>
    <meta:editing-cycles>3</meta:editing-cycles>
    <meta:generator>LibreOffice/7.5.3.2$Windows_X86_64 LibreOffice_project/9f56dff12ba03b9acd7730a5a481eea045e468f3</meta:generator>
    <meta:document-statistic meta:table-count="0" meta:image-count="7" meta:object-count="0" meta:page-count="8" meta:paragraph-count="100" meta:word-count="1855" meta:character-count="13969" meta:non-whitespace-character-count="12239"/>
  </office:meta>
</office:document-meta>
</file>